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rsid="000318bb" officeooo:paragraph-rsid="000318bb"/>
    </style:style>
    <style:style style:name="P2" style:family="paragraph" style:parent-style-name="Heading_20_3">
      <style:text-properties officeooo:rsid="000318bb" officeooo:paragraph-rsid="000318bb"/>
    </style:style>
    <style:style style:name="P3" style:family="paragraph" style:parent-style-name="Standard">
      <style:text-properties fo:font-weight="bold" officeooo:rsid="000318bb" officeooo:paragraph-rsid="000318bb" style:font-weight-asian="bold" style:font-weight-complex="bold"/>
    </style:style>
    <style:style style:name="P4" style:family="paragraph" style:parent-style-name="Standard">
      <style:text-properties officeooo:rsid="000318bb" officeooo:paragraph-rsid="00031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ressões Regulares:</text:p>
      <text:p text:style-name="P4"/>
      <text:h text:style-name="P2" text:outline-level="3"><text:span text:style-name="Strong_20_Emphasis">1. Qual das alternativas define corretamente uma expressão regular?</text:span></text:h>
      <text:p text:style-name="Text_20_body">A) Um algoritmo que analisa estruturas de pilha.<text:line-break/>B) Um padrão usado para identificar sequências em textos e reconhecido por AFD.<text:line-break/>C) Uma linguagem que só pode ser reconhecida com uso de memória ilimitada.<text:line-break/>D) Um método de ordenação baseado em autômatos.</text:p>
      <text:p text:style-name="Text_20_body"/>
      <text:p text:style-name="Horizontal_20_Line"/>
      <text:h text:style-name="Heading_20_3" text:outline-level="3"><text:span text:style-name="Strong_20_Emphasis">2. Uma linguagem é dita uma expressão regular se:</text:span></text:h>
      <text:p text:style-name="Text_20_body">A) For reconhecida por uma gramática sensível ao contexto.<text:line-break/>B) Utilizar pilha para armazenar estados anteriores.<text:line-break/>C) For reconhecida por um autômato finito determinístico (AFD).<text:line-break/>D) Exigir análise semântica profunda.</text:p>
      <text:p text:style-name="Text_20_body"/>
      <text:p text:style-name="Horizontal_20_Line"/>
      <text:h text:style-name="Heading_20_3" text:outline-level="3"><text:span text:style-name="Strong_20_Emphasis">3. Qual das opções abaixo não é característica de expressões regulares?</text:span></text:h>
      <text:p text:style-name="Text_20_body">A) São reconhecidas por máquinas de estados finitos.<text:line-break/>B) Possuem memória ilimitada para processar cadeias.<text:line-break/>C) Utilizam padrões de caracteres.<text:line-break/>D) Operam com união, concatenação e fecho de Kleene.</text:p>
      <text:p text:style-name="Text_20_body"/>
      <text:p text:style-name="Horizontal_20_Line"/>
      <text:h text:style-name="Heading_20_3" text:outline-level="3"><text:span text:style-name="Strong_20_Emphasis">4. Qual das operações abaixo pertence ao conjunto das operações fundamentais das expressões regulares?</text:span></text:h>
      <text:p text:style-name="Text_20_body">A) Intersecção com pilha.<text:line-break/>B) Concatenação.<text:line-break/>C) Multiplicação de cadeias.<text:line-break/>D) Inserção em árvore.</text:p>
      <text:p text:style-name="Text_20_body"/>
      <text:p text:style-name="Horizontal_20_Line"/>
      <text:h text:style-name="Heading_20_3" text:outline-level="3"><text:span text:style-name="Strong_20_Emphasis">5. O fecho de Kleene em expressões regulares permite:</text:span></text:h>
      <text:p text:style-name="Text_20_body">A) A exclusão de cadeias.<text:line-break/>B) A repetição infinita ou nula de cadeias pertencentes a um conjunto.<text:line-break/>C) A criação de autômatos com memória.<text:line-break/>D) A inversão de cadeias.</text:p>
      <text:p text:style-name="Text_20_body"><text:soft-page-break/></text:p>
      <text:p text:style-name="Horizontal_20_Line"/>
      <text:h text:style-name="Heading_20_3" text:outline-level="3"><text:span text:style-name="Strong_20_Emphasis">6. Sobre as máquinas de estados finitos (MEF), é correto afirmar que:</text:span></text:h>
      <text:p text:style-name="Text_20_body">A) Elas armazenam e contam cadeias para aceitar linguagens complexas.<text:line-break/>B) Não possuem qualquer limitação de memória.<text:line-break/>C) Reconhecem apenas linguagens regulares, sem armazenar ou contar cadeias.<text:line-break/>D) Utilizam pilhas auxiliares para processar dados.</text:p>
      <text:p text:style-name="Text_20_body"/>
      <text:p text:style-name="Horizontal_20_Line"/>
      <text:h text:style-name="Heading_20_3" text:outline-level="3"><text:span text:style-name="Strong_20_Emphasis">7. A operação de união entre duas expressões regulares A e B resulta em:</text:span></text:h>
      <text:p text:style-name="Text_20_body">A) Um conjunto com os pares ordenados (A, B).<text:line-break/>B) Um conjunto com todos os elementos comuns entre A e B.<text:line-break/>C) Um conjunto contendo todos os elementos que pertencem a A ou a B.<text:line-break/>D) Um conjunto que duplica os elementos de A e de B.</text:p>
      <text:p text:style-name="Text_20_body"/>
      <text:p text:style-name="Horizontal_20_Line"/>
      <text:h text:style-name="Heading_20_3" text:outline-level="3"><text:span text:style-name="Strong_20_Emphasis">8. Qual das seguintes linguagens não pode ser reconhecida por uma expressão regular?</text:span></text:h>
      <text:p text:style-name="Text_20_body">A) L = {aⁿ | n ≥ 0}<text:line-break/>B) L = {aⁿbⁿ | n ≥ 0}<text:line-break/>C) L = {a | a é um caractere qualquer}<text:line-break/>D) L = {ε, a, aa, aaa, ...}<text:line-break/></text:p>
      <text:p text:style-name="Horizontal_20_Line"/>
      <text:h text:style-name="Heading_20_3" text:outline-level="3"><text:span text:style-name="Strong_20_Emphasis">9. A concatenação entre dois conjuntos de cadeias A e B resulta em:</text:span></text:h>
      <text:p text:style-name="Text_20_body">A) O conjunto de cadeias formadas pela junção de qualquer x em A com qualquer y em B.<text:line-break/>B) Um conjunto que exclui os elementos comuns de A e B.<text:line-break/>C) A intersecção das cadeias de A com as de B.<text:line-break/>D) O reverso das cadeias de A e B.</text:p>
      <text:p text:style-name="Text_20_body"/>
      <text:p text:style-name="Horizontal_20_Line"/>
      <text:h text:style-name="Heading_20_3" text:outline-level="3"><text:span text:style-name="Strong_20_Emphasis">10. Qual alternativa representa corretamente uma limitação das máquinas de estados finitos (MEF)?</text:span></text:h>
      <text:p text:style-name="Text_20_body">A) São lentas em reconhecer padrões.<text:line-break/>B) Não conseguem armazenar ou contar cadeias.<text:line-break/><text:soft-page-break/>C) Utilizam muitos recursos computacionais.<text:line-break/>D) Dependem de pilhas para funcionar.</text:p>
      <text:p text:style-name="Text_20_body"/>
      <text:p text:style-name="P4"/>
      <text:p text:style-name="P4">Gabarito:</text:p>
      <text:p text:style-name="P4">1. B</text:p>
      <text:p text:style-name="P4">2. C</text:p>
      <text:p text:style-name="P4">3. B</text:p>
      <text:p text:style-name="P4">4. B</text:p>
      <text:p text:style-name="P4">5. B</text:p>
      <text:p text:style-name="P4">6. C</text:p>
      <text:p text:style-name="P4">7. C</text:p>
      <text:p text:style-name="P4">8. B</text:p>
      <text:p text:style-name="P4">9. A</text:p>
      <text:p text:style-name="P4">10. B</text:p>
      <text:p text:style-name="P4"/>
      <text:p text:style-name="P4"/>
      <text:p text:style-name="P4"/>
      <text:p text:style-name="P3">AFN e epsilon – AFN:</text:p>
      <text:p text:style-name="P4"/>
      <text:h text:style-name="P2" text:outline-level="3"><text:span text:style-name="Strong_20_Emphasis">1. Em relação ao AFN, é correto afirmar que:</text:span></text:h>
      <text:p text:style-name="Text_20_body">A) A máquina sempre possui uma única transição para cada entrada.<text:line-break/>B) A máquina pode transitar para múltiplos estados com a mesma entrada.<text:line-break/>C) Não existem transições espontâneas no AFN.<text:line-break/>D) O AFN exige que todas as palavras sejam processadas com pilha auxiliar.</text:p>
      <text:p text:style-name="Horizontal_20_Line"/>
      <text:h text:style-name="Heading_20_3" text:outline-level="3"><text:span text:style-name="Strong_20_Emphasis">2. Em um AFN com transições-ε (epsilon), é possível:</text:span></text:h>
      <text:p text:style-name="Text_20_body">A) Passar para um novo estado sem consumir um símbolo da entrada.<text:line-break/>B) Armazenar a palavra de entrada para análise posterior.<text:line-break/>C) Criar laços de repetição com contadores.<text:line-break/>D) Eliminar estados finais por meio da função delta.</text:p>
      <text:p text:style-name="Horizontal_20_Line"/>
      <text:h text:style-name="Heading_20_3" text:outline-level="3"><text:span text:style-name="Strong_20_Emphasis">3. A função de transição δ de um ε-AFN é definida como:</text:span></text:h>
      <text:p text:style-name="Text_20_body">A) δ = Q x Σ → Q<text:line-break/>B) δ = Q x Σ → P(Q)<text:line-break/>C) δ = Q x (Σ ∪ ε) → P(Q)<text:line-break/>D) δ = Q x ε → Σ</text:p>
      <text:p text:style-name="Horizontal_20_Line"/>
      <text:h text:style-name="Heading_20_3" text:outline-level="3"><text:span text:style-name="Strong_20_Emphasis">4. Em um AFD, diferentemente do AFN, a função de transição leva:</text:span></text:h>
      <text:p text:style-name="Text_20_body">A) Para uma lista de estados possíveis.<text:line-break/>B) Para uma pilha de estados.<text:line-break/><text:soft-page-break/>C) Para apenas um estado seguinte, sem ambiguidade.<text:line-break/>D) Para o conjunto de estados finais.</text:p>
      <text:p text:style-name="Horizontal_20_Line"/>
      <text:h text:style-name="Heading_20_3" text:outline-level="3"><text:span text:style-name="Strong_20_Emphasis">5. Qual das afirmações abaixo caracteriza corretamente um autômato não determinístico com transições-ε?</text:span></text:h>
      <text:p text:style-name="Text_20_body">A) Ele nunca aceita palavras vazias.<text:line-break/>B) Toda transição deve consumir um símbolo.<text:line-break/>C) Pode fazer transições sem ler entrada.<text:line-break/>D) Precisa de memória auxiliar para contar transições.</text:p>
      <text:p text:style-name="Horizontal_20_Line"/>
      <text:h text:style-name="Heading_20_3" text:outline-level="3"><text:span text:style-name="Strong_20_Emphasis">6. O que representa a expressão "2^Q" na definição de um AFN?</text:span></text:h>
      <text:p text:style-name="Text_20_body">A) A quantidade de estados finais possíveis.<text:line-break/>B) A representação da função δ como subconjunto do conjunto de estados.<text:line-break/>C) O número de transições por símbolo.<text:line-break/>D) A ordem de execução das entradas.</text:p>
      <text:p text:style-name="Horizontal_20_Line"/>
      <text:h text:style-name="Heading_20_3" text:outline-level="3"><text:span text:style-name="Strong_20_Emphasis">7. Qual é a principal finalidade do cálculo de ε* (fecho-ε) em um ε-AFN?</text:span></text:h>
      <text:p text:style-name="Text_20_body">A) Eliminar estados redundantes do autômato.<text:line-break/>B) Verificar se um AFN pode ser transformado em uma gramática.<text:line-break/>C) Identificar todos os estados que podem ser atingidos a partir de um estado, usando apenas transições-ε.<text:line-break/>D) Calcular a função delta de forma determinística.</text:p>
      <text:p text:style-name="Horizontal_20_Line"/>
      <text:h text:style-name="Heading_20_3" text:outline-level="3"><text:span text:style-name="Strong_20_Emphasis">8. Em um ε-AFN, todo estado tem:</text:span></text:h>
      <text:p text:style-name="Text_20_body">A) Transição ε para o estado inicial.<text:line-break/>B) Transição ε para todos os estados finais.<text:line-break/>C) Uma transição ε para si mesmo.<text:line-break/>D) Duas transições obrigatórias por símbolo.</text:p>
      <text:p text:style-name="Horizontal_20_Line"/>
      <text:h text:style-name="Heading_20_3" text:outline-level="3"><text:span text:style-name="Strong_20_Emphasis">9. Para construir um AFN que aceite uma palavra, é necessário:</text:span></text:h>
      <text:p text:style-name="Text_20_body">A) Garantir que todos os estados sejam finais.<text:line-break/>B) Criar ciclos para cada letra da palavra.<text:line-break/>C) Projetar caminhos possíveis que levem à aceitação da palavra.<text:line-break/>D) Incluir obrigatoriamente transições-ε para o estado final.</text:p>
      <text:p text:style-name="Horizontal_20_Line"/>
      <text:h text:style-name="Heading_20_3" text:outline-level="3"><text:soft-page-break/><text:span text:style-name="Strong_20_Emphasis">10. É verdade que todo ε-AFN pode ser transformado em um AFN equivalente por meio de:</text:span></text:h>
      <text:p text:style-name="Text_20_body">A) Reescrita da função delta com símbolos distintos.<text:line-break/>B) Inclusão de novas letras no alfabeto.<text:line-break/>C) Cálculo do fecho-ε de seus estados.<text:line-break/>D) Substituição dos estados finais por estados iniciais.</text:p>
      <text:p text:style-name="P4"/>
      <text:p text:style-name="P4">Gabarito:</text:p>
      <text:p text:style-name="P4">1. B</text:p>
      <text:p text:style-name="P4">2. A</text:p>
      <text:p text:style-name="P4">3. C</text:p>
      <text:p text:style-name="P4">4. C</text:p>
      <text:p text:style-name="P4">5. C</text:p>
      <text:p text:style-name="P4">6. B</text:p>
      <text:p text:style-name="P4">7. C</text:p>
      <text:p text:style-name="P4">8. C</text:p>
      <text:p text:style-name="P4">9. C</text:p>
      <text:p text:style-name="P4">10. C</text:p>
      <text:p text:style-name="P4"/>
      <text:p text:style-name="P4"/>
      <text:p text:style-name="P4"/>
      <text:p text:style-name="P3">Equivalência de automatos:</text:p>
      <text:p text:style-name="P3"/>
      <text:p text:style-name="P4"/>
      <text:p text:style-name="P1"/>
      <text:h text:style-name="Heading_20_3" text:outline-level="3"><text:span text:style-name="Strong_20_Emphasis">1. Dois autômatos são ditos equivalentes quando:</text:span></text:h>
      <text:p text:style-name="Text_20_body">A) Têm o mesmo número de estados e transições.<text:line-break/>B) Utilizam o mesmo alfabeto e possuem os mesmos nomes de estados.<text:line-break/>C) Reconhecem exatamente a mesma linguagem, aceitando ou rejeitando as mesmas cadeias.<text:line-break/>D) Foram construídos com a mesma função delta.</text:p>
      <text:p text:style-name="Horizontal_20_Line"/>
      <text:h text:style-name="Heading_20_3" text:outline-level="3"><text:span text:style-name="Strong_20_Emphasis">2. Qual das seguintes afirmações torna dois autômatos não equivalentes?</text:span></text:h>
      <text:p text:style-name="Text_20_body">A) Ambos possuem estados finais idênticos.<text:line-break/>B) Para uma mesma cadeia, um aceita e o outro rejeita.<text:line-break/>C) Os dois possuem transições-ε.<text:line-break/>D) Utilizam funções delta diferentes.</text:p>
      <text:p text:style-name="Horizontal_20_Line"/>
      <text:h text:style-name="Heading_20_3" text:outline-level="3"><text:span text:style-name="Strong_20_Emphasis">3. A equivalência entre dois autômatos significa que:</text:span></text:h>
      <text:p text:style-name="Text_20_body">A) Seus estados iniciais são sempre finais.<text:line-break/>B) Reconhecem as mesmas cadeias da linguagem formal.<text:line-break/>C) Foram construídos usando algoritmos idênticos.<text:line-break/>D) Compartilham os mesmos estados intermediários.</text:p>
      <text:p text:style-name="Horizontal_20_Line"/>
      <text:h text:style-name="Heading_20_3" text:outline-level="3"><text:soft-page-break/><text:span text:style-name="Strong_20_Emphasis">4. Se em um par de estados correspondentes {qa, qb}, um for final e o outro não, então:</text:span></text:h>
      <text:p text:style-name="Text_20_body">A) Os autômatos ainda podem ser equivalentes.<text:line-break/>B) Os autômatos são considerados minimizados.<text:line-break/>C) Os autômatos não são equivalentes.<text:line-break/>D) A transição é considerada inválida.</text:p>
      <text:p text:style-name="Horizontal_20_Line"/>
      <text:h text:style-name="Heading_20_3" text:outline-level="3"><text:span text:style-name="Strong_20_Emphasis">5. Para dois autômatos serem equivalentes, o que deve ocorrer com os seus estados iniciais?</text:span></text:h>
      <text:p text:style-name="Text_20_body">A) O estado inicial de ambos deve ter pelo menos uma transição comum.<text:line-break/>B) O estado inicial de um não pode ser final, independentemente do outro.<text:line-break/>C) Se o estado inicial de um for final, o outro também deve ser final.<text:line-break/>D) Os estados iniciais devem ter nomes iguais.</text:p>
      <text:p text:style-name="Horizontal_20_Line"/>
      <text:h text:style-name="Heading_20_3" text:outline-level="3"><text:span text:style-name="Strong_20_Emphasis">6. Quando se compara dois autômatos para verificar equivalência, é necessário observar:</text:span></text:h>
      <text:p text:style-name="Text_20_body">A) Somente os símbolos do alfabeto.<text:line-break/>B) O número de estados e transições.<text:line-break/>C) O comportamento diante de todas as possíveis cadeias da linguagem.<text:line-break/>D) As regras de minimização aplicadas.</text:p>
      <text:p text:style-name="Horizontal_20_Line"/>
      <text:h text:style-name="Heading_20_3" text:outline-level="3"><text:span text:style-name="Strong_20_Emphasis">7. Se dois autômatos forem equivalentes, então:</text:span></text:h>
      <text:p text:style-name="Text_20_body">A) Eles possuem obrigatoriamente o mesmo número de estados.<text:line-break/>B) Devem ser ambos determinísticos.<text:line-break/>C) Aceitam exatamente as mesmas cadeias.<text:line-break/>D) Utilizam a mesma função delta.</text:p>
      <text:p text:style-name="Horizontal_20_Line"/>
      <text:h text:style-name="Heading_20_3" text:outline-level="3"><text:span text:style-name="Strong_20_Emphasis">8. Em qual das situações abaixo os autômatos podem ser equivalentes?</text:span></text:h>
      <text:p text:style-name="Text_20_body">A) Possuem conjuntos de estados diferentes, mas aceitam as mesmas cadeias.<text:line-break/>B) Um possui transições indefinidas.<text:line-break/>C) Um aceita a cadeia "ab" e o outro não.<text:line-break/>D) Ambos são não determinísticos, porém um rejeita tudo.</text:p>
      <text:p text:style-name="Horizontal_20_Line"/>
      <text:h text:style-name="Heading_20_3" text:outline-level="3"><text:span text:style-name="Strong_20_Emphasis">9. O que torna dois autômatos formalmente não equivalentes?</text:span></text:h>
      <text:p text:style-name="Text_20_body">A) Nomes diferentes nos estados.<text:line-break/>B) Diferentes formas de construção.<text:line-break/><text:soft-page-break/>C) Respostas distintas para pelo menos uma cadeia da linguagem.<text:line-break/>D) Representações visuais divergentes.</text:p>
      <text:p text:style-name="Horizontal_20_Line"/>
      <text:h text:style-name="Heading_20_3" text:outline-level="3"><text:span text:style-name="Strong_20_Emphasis">10. Qual afirmação é correta sobre equivalência de autômatos?</text:span></text:h>
      <text:p text:style-name="Text_20_body">A) Basta comparar o número de estados finais.<text:line-break/>B) Eles são equivalentes se aceitam e rejeitam as mesmas cadeias de entrada.<text:line-break/>C) Se tiverem transições diferentes, nunca podem ser equivalentes.<text:line-break/>D) Apenas AFDs podem ser equivalentes entre si.</text:p>
      <text:p text:style-name="P4"/>
      <text:p text:style-name="P3">Gabarito:</text:p>
      <text:p text:style-name="P4">1. C</text:p>
      <text:p text:style-name="P4">2. B</text:p>
      <text:p text:style-name="P4">3. B</text:p>
      <text:p text:style-name="P4">4. C</text:p>
      <text:p text:style-name="P4">5. C</text:p>
      <text:p text:style-name="P4">6. C</text:p>
      <text:p text:style-name="P4">7. C</text:p>
      <text:p text:style-name="P4">8. A</text:p>
      <text:p text:style-name="P4">9. C</text:p>
      <text:p text:style-name="P4">10. B</text:p>
      <text:p text:style-name="P4"/>
      <text:p text:style-name="P3">Lema do bombeamento:</text:p>
      <text:p text:style-name="P4"/>
      <text:h text:style-name="P2" text:outline-level="3"><text:span text:style-name="Strong_20_Emphasis">1. O lema do bombeamento serve para:</text:span></text:h>
      <text:p text:style-name="Text_20_body">A) Provar que uma linguagem é regular.<text:line-break/>B) Demonstrar a existência de um autômato determinístico.<text:line-break/>C) Mostrar que uma linguagem <text:span text:style-name="Strong_20_Emphasis">não é</text:span> regular.<text:line-break/>D) Calcular o número de estados de um autômato.</text:p>
      <text:p text:style-name="Horizontal_20_Line"/>
      <text:h text:style-name="Heading_20_3" text:outline-level="3"><text:span text:style-name="Strong_20_Emphasis">2. Qual das condições abaixo faz parte do lema do bombeamento?</text:span></text:h>
      <text:p text:style-name="Text_20_body">A) A palavra deve conter somente símbolos iguais.<text:line-break/>B) A parte y pode ser vazia.<text:line-break/>C) A parte xy deve estar nos últimos caracteres da palavra.<text:line-break/>D) A parte y deve ter tamanho maior ou igual a 1.</text:p>
      <text:p text:style-name="Horizontal_20_Line"/>
      <text:h text:style-name="Heading_20_3" text:outline-level="3"><text:span text:style-name="Strong_20_Emphasis">3. No lema do bombeamento, o que representa a constante p?</text:span></text:h>
      <text:p text:style-name="Text_20_body">A) O tamanho máximo de uma palavra válida.<text:line-break/>B) A quantidade de símbolos finais.<text:line-break/>C) Um limite relacionado ao número de estados do AFD.<text:line-break/>D) A quantidade de cadeias possíveis na linguagem.</text:p>
      <text:p text:style-name="Horizontal_20_Line"/>
      <text:h text:style-name="Heading_20_3" text:outline-level="3"><text:soft-page-break/><text:span text:style-name="Strong_20_Emphasis">4. Se uma linguagem é regular, então qualquer palavra w com comprimento ≥ p pode ser:</text:span></text:h>
      <text:p text:style-name="Text_20_body">A) Ignorada na análise do lema.<text:line-break/>B) Dividida em três partes w = x y z, respeitando certas condições.<text:line-break/>C) Armazenada com o uso de pilha.<text:line-break/>D) Rejeitada automaticamente.</text:p>
      <text:p text:style-name="Horizontal_20_Line"/>
      <text:h text:style-name="Heading_20_3" text:outline-level="3"><text:span text:style-name="Strong_20_Emphasis">5. A condição xy^i z ∈ L para todo i ≥ 0 significa que:</text:span></text:h>
      <text:p text:style-name="Text_20_body">A) O trecho y pode ser ignorado sem afetar a linguagem.<text:line-break/>B) Somente para i = 1 a linguagem será válida.<text:line-break/>C) A repetição ou remoção do trecho y deve manter a palavra em L.<text:line-break/>D) A palavra original não deve ser alterada.</text:p>
      <text:p text:style-name="Horizontal_20_Line"/>
      <text:h text:style-name="Heading_20_3" text:outline-level="3"><text:span text:style-name="Strong_20_Emphasis">6. O que acontece se para toda divisão de w = xyz houver algum i tal que xyⁱz ∉ L?</text:span></text:h>
      <text:p text:style-name="Text_20_body">A) A linguagem é regular.<text:line-break/>B) O lema do bombeamento não se aplica.<text:line-break/>C) Isso contradiz o lema, e a linguagem <text:span text:style-name="Strong_20_Emphasis">não é regular</text:span>.<text:line-break/>D) O valor de p está incorreto.</text:p>
      <text:p text:style-name="Horizontal_20_Line"/>
      <text:h text:style-name="Heading_20_3" text:outline-level="3"><text:span text:style-name="Strong_20_Emphasis">7. Em que caso o lema não pode ser usado?</text:span></text:h>
      <text:p text:style-name="Text_20_body">A) Para mostrar que uma linguagem não é regular.<text:line-break/>B) Para tentar provar que uma linguagem é regular.<text:line-break/>C) Para dividir palavras maiores que p.<text:line-break/>D) Para gerar autômatos mínimos.</text:p>
      <text:p text:style-name="Horizontal_20_Line"/>
      <text:h text:style-name="Heading_20_3" text:outline-level="3"><text:span text:style-name="Strong_20_Emphasis">8. Qual é o objetivo de assumir que uma linguagem é regular no início da prova com o lema?</text:span></text:h>
      <text:p text:style-name="Text_20_body">A) Verificar a minimização da linguagem.<text:line-break/>B) Construir um AFD diretamente.<text:line-break/>C) Levar a uma contradição, caso a linguagem não seja regular.<text:line-break/>D) Confirmar o número de transições.</text:p>
      <text:p text:style-name="Horizontal_20_Line"/>
      <text:h text:style-name="Heading_20_3" text:outline-level="3"><text:span text:style-name="Strong_20_Emphasis">9. Sobre a parte y da divisão w = xyz, é correto afirmar que:</text:span></text:h>
      <text:p text:style-name="Text_20_body">A) Ela pode ser vazia.<text:line-break/>B) Ela deve conter pelo menos um símbolo.<text:line-break/><text:soft-page-break/>C) Deve conter todos os símbolos da palavra.<text:line-break/>D) Só pode ser formada por letras iguais.</text:p>
      <text:p text:style-name="Horizontal_20_Line"/>
      <text:h text:style-name="Heading_20_3" text:outline-level="3"><text:span text:style-name="Strong_20_Emphasis">10. Em uma prova por contradição usando o lema, qual é o papel do valor i?</text:span></text:h>
      <text:p text:style-name="Text_20_body">A) Define o número de repetições de todo o w.<text:line-break/>B) Indica a quantidade de divisões possíveis.<text:line-break/>C) Representa quantas vezes y é repetido na nova palavra.<text:line-break/>D) Determina o número de símbolos finais da linguagem.</text:p>
      <text:p text:style-name="P4"/>
      <text:p text:style-name="P4">Gabarito:</text:p>
      <text:p text:style-name="P4">1. C</text:p>
      <text:p text:style-name="P4">2. D</text:p>
      <text:p text:style-name="P4">3. C</text:p>
      <text:p text:style-name="P4">4. B</text:p>
      <text:p text:style-name="P4">5. C</text:p>
      <text:p text:style-name="P4">6. C</text:p>
      <text:p text:style-name="P4">7. B</text:p>
      <text:p text:style-name="P4">8. C</text:p>
      <text:p text:style-name="P4">9. B</text:p>
      <text:p text:style-name="P4">10. C</text:p>
      <text:p text:style-name="P4"/>
      <text:p text:style-name="P3">Gramáticas regulares:</text:p>
      <text:p text:style-name="P4"/>
      <text:h text:style-name="P2" text:outline-level="3"><text:span text:style-name="Strong_20_Emphasis">1. Qual das gramáticas abaixo gera linguagens reconhecidas por autômatos finitos (AFD/AFN)?</text:span></text:h>
      <text:p text:style-name="Text_20_body">A) Tipo 0<text:line-break/>B) Tipo 1<text:line-break/>C) Tipo 2<text:line-break/>D) Tipo 3</text:p>
      <text:p text:style-name="Horizontal_20_Line"/>
      <text:h text:style-name="Heading_20_3" text:outline-level="3"><text:span text:style-name="Strong_20_Emphasis">2. Uma gramática regular é formalmente definida por uma 4-upla (V, T, S, P). O que representa o conjunto P?</text:span></text:h>
      <text:p text:style-name="Text_20_body">A) Um conjunto de variáveis auxiliares.<text:line-break/>B) Um conjunto de símbolos terminais.<text:line-break/>C) Um conjunto de regras de produção.<text:line-break/>D) Um conjunto de estados de um autômato.</text:p>
      <text:p text:style-name="Horizontal_20_Line"/>
      <text:h text:style-name="Heading_20_3" text:outline-level="3"><text:span text:style-name="Strong_20_Emphasis">3. Qual das seguintes regras é válida em uma gramática regular linear à direita?</text:span></text:h>
      <text:p text:style-name="Text_20_body">A) A → Ba<text:line-break/>B) A → aB<text:line-break/><text:soft-page-break/>C) A → B<text:line-break/>D) A → aB + bC</text:p>
      <text:p text:style-name="Horizontal_20_Line"/>
      <text:h text:style-name="Heading_20_3" text:outline-level="3"><text:span text:style-name="Strong_20_Emphasis">4. Em uma gramática regular, o símbolo S representa:</text:span></text:h>
      <text:p text:style-name="Text_20_body">A) Um símbolo terminal.<text:line-break/>B) Um símbolo de parada.<text:line-break/>C) O símbolo inicial.<text:line-break/>D) Um operador lógico.</text:p>
      <text:p text:style-name="Horizontal_20_Line"/>
      <text:h text:style-name="Heading_20_3" text:outline-level="3"><text:span text:style-name="Strong_20_Emphasis">5. A hierarquia de Chomsky classifica as gramáticas de acordo com:</text:span></text:h>
      <text:p text:style-name="Text_20_body">A) O tamanho da linguagem gerada.<text:line-break/>B) O nível de complexidade das produções e dos autômatos associados.<text:line-break/>C) A ordenação alfabética dos símbolos terminais.<text:line-break/>D) A quantidade de variáveis por regra.</text:p>
      <text:p text:style-name="Horizontal_20_Line"/>
      <text:h text:style-name="Heading_20_3" text:outline-level="3"><text:span text:style-name="Strong_20_Emphasis">6. A gramática do tipo 2 (livre de contexto) é associada a qual tipo de autômato?</text:span></text:h>
      <text:p text:style-name="Text_20_body">A) Máquina de Turing<text:line-break/>B) Autômato com Pilha (PDA)<text:line-break/>C) Autômato Finito Determinístico<text:line-break/>D) Máquina Linear</text:p>
      <text:p text:style-name="Horizontal_20_Line"/>
      <text:h text:style-name="Heading_20_3" text:outline-level="3"><text:span text:style-name="Strong_20_Emphasis">7. Em qual tipo de gramática as produções têm a forma A → a ou A → aB?</text:span></text:h>
      <text:p text:style-name="Text_20_body">A) Sensível ao contexto<text:line-break/>B) Livre de contexto<text:line-break/>C) Regular<text:line-break/>D) Irrestrita</text:p>
      <text:p text:style-name="Horizontal_20_Line"/>
      <text:h text:style-name="Heading_20_3" text:outline-level="3"><text:span text:style-name="Strong_20_Emphasis">8. Em gramáticas regulares, a diferença entre linear à direita e linear à esquerda está:</text:span></text:h>
      <text:p text:style-name="Text_20_body">A) Na quantidade de regras de produção.<text:line-break/>B) Na posição do símbolo não-terminal na produção.<text:line-break/>C) No número de terminais na gramática.<text:line-break/>D) No alfabeto utilizado.</text:p>
      <text:p text:style-name="Horizontal_20_Line"/>
      <text:h text:style-name="Heading_20_3" text:outline-level="3"><text:soft-page-break/><text:span text:style-name="Strong_20_Emphasis">9. Uma gramática do tipo 0, segundo Chomsky, é caracterizada como:</text:span></text:h>
      <text:p text:style-name="Text_20_body">A) Livre de contexto<text:line-break/>B) Regular<text:line-break/>C) Sensível ao contexto<text:line-break/>D) Irrestrita</text:p>
      <text:p text:style-name="Horizontal_20_Line"/>
      <text:h text:style-name="Heading_20_3" text:outline-level="3"><text:span text:style-name="Strong_20_Emphasis">10. O conjunto T em uma gramática regular representa:</text:span></text:h>
      <text:p text:style-name="Text_20_body">A) As regras de produção.<text:line-break/>B) Os símbolos terminais.<text:line-break/>C) As variáveis da linguagem.<text:line-break/>D) O conjunto de transições.</text:p>
      <text:p text:style-name="Horizontal_20_Line"/>
      <text:p text:style-name="P4"/>
      <text:p text:style-name="P4">Gabarito:</text:p>
      <text:p text:style-name="P4">1. D</text:p>
      <text:p text:style-name="P4">2. C</text:p>
      <text:p text:style-name="P4">3. B</text:p>
      <text:p text:style-name="P4">4. C</text:p>
      <text:p text:style-name="P4">5. B</text:p>
      <text:p text:style-name="P4">6. B</text:p>
      <text:p text:style-name="P4">7. C</text:p>
      <text:p text:style-name="P4">8. B</text:p>
      <text:p text:style-name="P4">9. D</text:p>
      <text:p text:style-name="P4">10. B</text:p>
      <text:p text:style-name="P4"/>
      <text:p text:style-name="P4">Máquina de Turing:</text:p>
      <text:p text:style-name="P4"/>
      <text:p text:style-name="P4"/>
      <text:h text:style-name="P2" text:outline-level="3"><text:span text:style-name="Strong_20_Emphasis">1. A linguagem aceita por uma Máquina de Turing é classificada como:</text:span></text:h>
      <text:p text:style-name="Text_20_body">A) Regular<text:line-break/>B) Livre de contexto<text:line-break/>C) Sensível ao contexto<text:line-break/>D) Recursivamente enumerável</text:p>
      <text:p text:style-name="Horizontal_20_Line"/>
      <text:h text:style-name="Heading_20_3" text:outline-level="3"><text:span text:style-name="Strong_20_Emphasis">2. A Máquina de Turing é composta, entre outros elementos, por uma fita e um cabeçote. Qual das ações abaixo o cabeçote não realiza?</text:span></text:h>
      <text:p text:style-name="Text_20_body">A) Movimentar-se para a esquerda<text:line-break/>B) Apagar toda a fita<text:line-break/>C) Ler um símbolo da fita<text:line-break/>D) Escrever (atualizar) um símbolo na fita</text:p>
      <text:p text:style-name="Horizontal_20_Line"/>
      <text:h text:style-name="Heading_20_3" text:outline-level="3"><text:soft-page-break/><text:span text:style-name="Strong_20_Emphasis">3. O que acontece se o cabeçote estiver na primeira posição da fita e for instruído a mover-se para a esquerda?</text:span></text:h>
      <text:p text:style-name="Text_20_body">A) Ele sai da fita<text:line-break/>B) Ele reinicia a leitura<text:line-break/>C) Ele permanece na posição atual<text:line-break/>D) Ele move-se automaticamente para a direita</text:p>
      <text:p text:style-name="Horizontal_20_Line"/>
      <text:h text:style-name="Heading_20_3" text:outline-level="3"><text:span text:style-name="Strong_20_Emphasis">4. Qual parte da Máquina de Turing é considerada determinística?</text:span></text:h>
      <text:p text:style-name="Text_20_body">A) O movimento do cabeçote<text:line-break/>B) A fita de entrada<text:line-break/>C) A parte de controle<text:line-break/>D) O símbolo branco</text:p>
      <text:p text:style-name="Horizontal_20_Line"/>
      <text:h text:style-name="Heading_20_3" text:outline-level="3"><text:span text:style-name="Strong_20_Emphasis">5. Em cada passo de execução, a Máquina de Turing realiza as seguintes operações, exceto:</text:span></text:h>
      <text:p text:style-name="Text_20_body">A) Leitura do símbolo atual<text:line-break/>B) Atualização do símbolo na fita<text:line-break/>C) Movimento aleatório do cabeçote<text:line-break/>D) Movimento do cabeçote para a esquerda ou direita</text:p>
      <text:p text:style-name="Horizontal_20_Line"/>
      <text:h text:style-name="Heading_20_3" text:outline-level="3"><text:span text:style-name="Strong_20_Emphasis">6. A função de transição da Máquina de Turing define:</text:span></text:h>
      <text:p text:style-name="Text_20_body">A) Apenas o símbolo a ser lido<text:line-break/>B) O símbolo a ser escrito e a direção do movimento<text:line-break/>C) O número de estados finais<text:line-break/>D) A quantidade de símbolos terminais</text:p>
      <text:p text:style-name="Horizontal_20_Line"/>
      <text:h text:style-name="Heading_20_3" text:outline-level="3"><text:span text:style-name="Strong_20_Emphasis">7. Em relação à Tese de Turing, é correto afirmar que:</text:span></text:h>
      <text:p text:style-name="Text_20_body">A) Apenas máquinas modernas podem simular uma MT<text:line-break/>B) Existem cálculos que uma MT não pode fazer<text:line-break/>C) Toda computação mecanicamente realizável pode ser feita por uma MT<text:line-break/>D) A MT é mais poderosa que qualquer modelo de computação</text:p>
      <text:p text:style-name="Horizontal_20_Line"/>
      <text:h text:style-name="Heading_20_3" text:outline-level="3"><text:span text:style-name="Strong_20_Emphasis">8. Em caso de loop infinito na execução, a Máquina de Turing:</text:span></text:h>
      <text:p text:style-name="Text_20_body">A) Entra em estado de rejeição automaticamente<text:line-break/>B) Para após certo tempo<text:line-break/>C) Não para e continua indefinidamente<text:line-break/>D) Muda seu alfabeto</text:p>
      <text:p text:style-name="Horizontal_20_Line"><text:soft-page-break/></text:p>
      <text:h text:style-name="Heading_20_3" text:outline-level="3"><text:span text:style-name="Strong_20_Emphasis">9. Qual das opções abaixo representa corretamente o conjunto de símbolos que a fita pode conter?</text:span></text:h>
      <text:p text:style-name="Text_20_body">A) Q<text:line-break/>B) Σ (sigma)<text:line-break/>C) Δ (delta)<text:line-break/>D) Γ (gamma)</text:p>
      <text:p text:style-name="Horizontal_20_Line"/>
      <text:h text:style-name="Heading_20_3" text:outline-level="3"><text:span text:style-name="Strong_20_Emphasis">10. A equivalência entre a Máquina de Turing e o cálculo lambda (de Church) mostra que:</text:span></text:h>
      <text:p text:style-name="Text_20_body">A) O cálculo lambda é limitado comparado à MT<text:line-break/>B) A MT pode simular qualquer algoritmo descrito em cálculo lambda<text:line-break/>C) A MT só executa operações numéricas<text:line-break/>D) A MT substitui os autômatos finitos</text:p>
      <text:p text:style-name="P4"/>
      <text:p text:style-name="P4"/>
      <text:p text:style-name="P4">Gabarito:</text:p>
      <text:p text:style-name="P4">1. D</text:p>
      <text:p text:style-name="P4">2. B</text:p>
      <text:p text:style-name="P4">3. C</text:p>
      <text:p text:style-name="P4">4. C</text:p>
      <text:p text:style-name="P4">5. C</text:p>
      <text:p text:style-name="P4">6. B</text:p>
      <text:p text:style-name="P4">7. C</text:p>
      <text:p text:style-name="P4">8. C</text:p>
      <text:p text:style-name="P4">9. D</text:p>
      <text:p text:style-name="P4">10. 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7:28:09.789016167</meta:creation-date>
    <dc:date>2025-06-25T17:39:00.750327026</dc:date>
    <meta:editing-duration>P0D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3" meta:paragraph-count="192" meta:word-count="2650" meta:character-count="14595" meta:non-whitespace-character-count="12135"/>
  </office:meta>
</office:document-meta>
</file>